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256x256_resultado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Valores</text:p>
          </table:table-cell>
          <table:table-cell table:style-name="ce1" office:value-type="string" calcext:value-type="string">
            <text:p>Valores menos a média</text:p>
          </table:table-cell>
          <table:table-cell table:style-name="ce1" office:value-type="string" calcext:value-type="string">
            <text:p>Valores menos a média ao quadrado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Mínimo</text:p>
          </table:table-cell>
          <table:table-cell table:style-name="ce1" office:value-type="string" calcext:value-type="string">
            <text:p>Desvio padrão</text:p>
          </table:table-cell>
        </table:table-row>
        <table:table-row table:style-name="ro1">
          <table:table-cell office:value-type="float" office:value="42.810766" calcext:value-type="float">
            <text:p>42.810766</text:p>
          </table:table-cell>
          <table:table-cell table:formula="of:=[.A2]-[.$D$2]" office:value-type="float" office:value="0.256350500000011" calcext:value-type="float">
            <text:p>0.256350500000011</text:p>
          </table:table-cell>
          <table:table-cell table:formula="of:=POWER([.B2]; 2)" office:value-type="float" office:value="0.0657155788502554" calcext:value-type="float">
            <text:p>0.065715578850256</text:p>
          </table:table-cell>
          <table:table-cell table:formula="of:=AVERAGE([.A2:.A21])" office:value-type="float" office:value="42.5544155" calcext:value-type="float">
            <text:p>42.5544155</text:p>
          </table:table-cell>
          <table:table-cell table:formula="of:=MAX([.A2:.A21])" office:value-type="float" office:value="48.952886" calcext:value-type="float">
            <text:p>48.952886</text:p>
          </table:table-cell>
          <table:table-cell table:formula="of:=MIN([.A2:.A21])" office:value-type="float" office:value="40.317056" calcext:value-type="float">
            <text:p>40.317056</text:p>
          </table:table-cell>
          <table:table-cell table:formula="of:=SQRT((1/20)*SUM([.C2:.C21]))" office:value-type="float" office:value="2.61947076198616" calcext:value-type="float">
            <text:p>2.61947076198616</text:p>
          </table:table-cell>
        </table:table-row>
        <table:table-row table:style-name="ro1">
          <table:table-cell office:value-type="float" office:value="40.390256" calcext:value-type="float">
            <text:p>40.390256</text:p>
          </table:table-cell>
          <table:table-cell table:formula="of:=[.A3]-[.$D$2]" office:value-type="float" office:value="-2.16415949999999" calcext:value-type="float">
            <text:p>-2.16415949999999</text:p>
          </table:table-cell>
          <table:table-cell table:formula="of:=POWER([.B3]; 2)" office:value-type="float" office:value="4.68358634144021" calcext:value-type="float">
            <text:p>4.68358634144021</text:p>
          </table:table-cell>
          <table:table-cell table:number-columns-repeated="4"/>
        </table:table-row>
        <table:table-row table:style-name="ro1">
          <table:table-cell office:value-type="float" office:value="40.472173" calcext:value-type="float">
            <text:p>40.472173</text:p>
          </table:table-cell>
          <table:table-cell table:formula="of:=[.A4]-[.$D$2]" office:value-type="float" office:value="-2.08224249999999" calcext:value-type="float">
            <text:p>-2.08224249999999</text:p>
          </table:table-cell>
          <table:table-cell table:formula="of:=POWER([.B4]; 2)" office:value-type="float" office:value="4.33573382880622" calcext:value-type="float">
            <text:p>4.33573382880622</text:p>
          </table:table-cell>
          <table:table-cell table:number-columns-repeated="4"/>
        </table:table-row>
        <table:table-row table:style-name="ro1">
          <table:table-cell office:value-type="float" office:value="40.443239" calcext:value-type="float">
            <text:p>40.443239</text:p>
          </table:table-cell>
          <table:table-cell table:formula="of:=[.A5]-[.$D$2]" office:value-type="float" office:value="-2.11117649999999" calcext:value-type="float">
            <text:p>-2.11117649999999</text:p>
          </table:table-cell>
          <table:table-cell table:formula="of:=POWER([.B5]; 2)" office:value-type="float" office:value="4.45706621415222" calcext:value-type="float">
            <text:p>4.45706621415222</text:p>
          </table:table-cell>
          <table:table-cell table:number-columns-repeated="4"/>
        </table:table-row>
        <table:table-row table:style-name="ro1">
          <table:table-cell office:value-type="float" office:value="43.134837" calcext:value-type="float">
            <text:p>43.134837</text:p>
          </table:table-cell>
          <table:table-cell table:formula="of:=[.A6]-[.$D$2]" office:value-type="float" office:value="0.580421500000007" calcext:value-type="float">
            <text:p>0.580421500000007</text:p>
          </table:table-cell>
          <table:table-cell table:formula="of:=POWER([.B6]; 2)" office:value-type="float" office:value="0.336889117662258" calcext:value-type="float">
            <text:p>0.336889117662258</text:p>
          </table:table-cell>
          <table:table-cell table:number-columns-repeated="4"/>
        </table:table-row>
        <table:table-row table:style-name="ro1">
          <table:table-cell office:value-type="float" office:value="44.998579" calcext:value-type="float">
            <text:p>44.998579</text:p>
          </table:table-cell>
          <table:table-cell table:formula="of:=[.A7]-[.$D$2]" office:value-type="float" office:value="2.44416350000001" calcext:value-type="float">
            <text:p>2.44416350000001</text:p>
          </table:table-cell>
          <table:table-cell table:formula="of:=POWER([.B7]; 2)" office:value-type="float" office:value="5.97393521473229" calcext:value-type="float">
            <text:p>5.97393521473229</text:p>
          </table:table-cell>
          <table:table-cell table:number-columns-repeated="4"/>
        </table:table-row>
        <table:table-row table:style-name="ro1">
          <table:table-cell office:value-type="float" office:value="40.456343" calcext:value-type="float">
            <text:p>40.456343</text:p>
          </table:table-cell>
          <table:table-cell table:formula="of:=[.A8]-[.$D$2]" office:value-type="float" office:value="-2.09807249999999" calcext:value-type="float">
            <text:p>-2.09807249999999</text:p>
          </table:table-cell>
          <table:table-cell table:formula="of:=POWER([.B8]; 2)" office:value-type="float" office:value="4.40190821525622" calcext:value-type="float">
            <text:p>4.40190821525622</text:p>
          </table:table-cell>
          <table:table-cell table:number-columns-repeated="4"/>
        </table:table-row>
        <table:table-row table:style-name="ro1">
          <table:table-cell office:value-type="float" office:value="40.720569" calcext:value-type="float">
            <text:p>40.720569</text:p>
          </table:table-cell>
          <table:table-cell table:formula="of:=[.A9]-[.$D$2]" office:value-type="float" office:value="-1.83384649999999" calcext:value-type="float">
            <text:p>-1.83384649999999</text:p>
          </table:table-cell>
          <table:table-cell table:formula="of:=POWER([.B9]; 2)" office:value-type="float" office:value="3.36299298556222" calcext:value-type="float">
            <text:p>3.36299298556222</text:p>
          </table:table-cell>
          <table:table-cell table:number-columns-repeated="4"/>
        </table:table-row>
        <table:table-row table:style-name="ro1">
          <table:table-cell office:value-type="float" office:value="47.846114" calcext:value-type="float">
            <text:p>47.846114</text:p>
          </table:table-cell>
          <table:table-cell table:formula="of:=[.A10]-[.$D$2]" office:value-type="float" office:value="5.29169850000001" calcext:value-type="float">
            <text:p>5.29169850000001</text:p>
          </table:table-cell>
          <table:table-cell table:formula="of:=POWER([.B10]; 2)" office:value-type="float" office:value="28.0020730149023" calcext:value-type="float">
            <text:p>28.0020730149023</text:p>
          </table:table-cell>
          <table:table-cell table:number-columns-repeated="4"/>
        </table:table-row>
        <table:table-row table:style-name="ro1">
          <table:table-cell office:value-type="float" office:value="40.526719" calcext:value-type="float">
            <text:p>40.526719</text:p>
          </table:table-cell>
          <table:table-cell table:formula="of:=[.A11]-[.$D$2]" office:value-type="float" office:value="-2.02769649999999" calcext:value-type="float">
            <text:p>-2.02769649999999</text:p>
          </table:table-cell>
          <table:table-cell table:formula="of:=POWER([.B11]; 2)" office:value-type="float" office:value="4.11155309611221" calcext:value-type="float">
            <text:p>4.11155309611221</text:p>
          </table:table-cell>
          <table:table-cell table:number-columns-repeated="4"/>
        </table:table-row>
        <table:table-row table:style-name="ro1">
          <table:table-cell office:value-type="float" office:value="41.471448" calcext:value-type="float">
            <text:p>41.471448</text:p>
          </table:table-cell>
          <table:table-cell table:formula="of:=[.A12]-[.$D$2]" office:value-type="float" office:value="-1.08296749999999" calcext:value-type="float">
            <text:p>-1.08296749999999</text:p>
          </table:table-cell>
          <table:table-cell table:formula="of:=POWER([.B12]; 2)" office:value-type="float" office:value="1.17281860605622" calcext:value-type="float">
            <text:p>1.17281860605622</text:p>
          </table:table-cell>
          <table:table-cell table:number-columns-repeated="4"/>
        </table:table-row>
        <table:table-row table:style-name="ro1">
          <table:table-cell office:value-type="float" office:value="44.974691" calcext:value-type="float">
            <text:p>44.974691</text:p>
          </table:table-cell>
          <table:table-cell table:formula="of:=[.A13]-[.$D$2]" office:value-type="float" office:value="2.42027550000001" calcext:value-type="float">
            <text:p>2.42027550000001</text:p>
          </table:table-cell>
          <table:table-cell table:formula="of:=POWER([.B13]; 2)" office:value-type="float" office:value="5.8577334959003" calcext:value-type="float">
            <text:p>5.8577334959003</text:p>
          </table:table-cell>
          <table:table-cell table:number-columns-repeated="4"/>
        </table:table-row>
        <table:table-row table:style-name="ro1">
          <table:table-cell office:value-type="float" office:value="40.317056" calcext:value-type="float">
            <text:p>40.317056</text:p>
          </table:table-cell>
          <table:table-cell table:formula="of:=[.A14]-[.$D$2]" office:value-type="float" office:value="-2.23735949999999" calcext:value-type="float">
            <text:p>-2.23735949999999</text:p>
          </table:table-cell>
          <table:table-cell table:formula="of:=POWER([.B14]; 2)" office:value-type="float" office:value="5.0057775322402" calcext:value-type="float">
            <text:p>5.0057775322402</text:p>
          </table:table-cell>
          <table:table-cell table:number-columns-repeated="4"/>
        </table:table-row>
        <table:table-row table:style-name="ro1">
          <table:table-cell office:value-type="float" office:value="41.781354" calcext:value-type="float">
            <text:p>41.781354</text:p>
          </table:table-cell>
          <table:table-cell table:formula="of:=[.A15]-[.$D$2]" office:value-type="float" office:value="-0.77306149999999" calcext:value-type="float">
            <text:p>-0.77306149999999</text:p>
          </table:table-cell>
          <table:table-cell table:formula="of:=POWER([.B15]; 2)" office:value-type="float" office:value="0.597624082782235" calcext:value-type="float">
            <text:p>0.597624082782235</text:p>
          </table:table-cell>
          <table:table-cell table:number-columns-repeated="4"/>
        </table:table-row>
        <table:table-row table:style-name="ro1">
          <table:table-cell office:value-type="float" office:value="40.634015" calcext:value-type="float">
            <text:p>40.634015</text:p>
          </table:table-cell>
          <table:table-cell table:formula="of:=[.A16]-[.$D$2]" office:value-type="float" office:value="-1.92040049999999" calcext:value-type="float">
            <text:p>-1.92040049999999</text:p>
          </table:table-cell>
          <table:table-cell table:formula="of:=POWER([.B16]; 2)" office:value-type="float" office:value="3.68793808040022" calcext:value-type="float">
            <text:p>3.68793808040022</text:p>
          </table:table-cell>
          <table:table-cell table:number-columns-repeated="4"/>
        </table:table-row>
        <table:table-row table:style-name="ro1">
          <table:table-cell office:value-type="float" office:value="43.803197" calcext:value-type="float">
            <text:p>43.803197</text:p>
          </table:table-cell>
          <table:table-cell table:formula="of:=[.A17]-[.$D$2]" office:value-type="float" office:value="1.24878150000001" calcext:value-type="float">
            <text:p>1.24878150000001</text:p>
          </table:table-cell>
          <table:table-cell table:formula="of:=POWER([.B17]; 2)" office:value-type="float" office:value="1.55945523474227" calcext:value-type="float">
            <text:p>1.55945523474227</text:p>
          </table:table-cell>
          <table:table-cell table:number-columns-repeated="4"/>
        </table:table-row>
        <table:table-row table:style-name="ro1">
          <table:table-cell office:value-type="float" office:value="40.857221" calcext:value-type="float">
            <text:p>40.857221</text:p>
          </table:table-cell>
          <table:table-cell table:formula="of:=[.A18]-[.$D$2]" office:value-type="float" office:value="-1.69719449999999" calcext:value-type="float">
            <text:p>-1.69719449999999</text:p>
          </table:table-cell>
          <table:table-cell table:formula="of:=POWER([.B18]; 2)" office:value-type="float" office:value="2.88046917083021" calcext:value-type="float">
            <text:p>2.88046917083021</text:p>
          </table:table-cell>
          <table:table-cell table:number-columns-repeated="4"/>
        </table:table-row>
        <table:table-row table:style-name="ro1">
          <table:table-cell office:value-type="float" office:value="48.952886" calcext:value-type="float">
            <text:p>48.952886</text:p>
          </table:table-cell>
          <table:table-cell table:formula="of:=[.A19]-[.$D$2]" office:value-type="float" office:value="6.39847050000001" calcext:value-type="float">
            <text:p>6.39847050000001</text:p>
          </table:table-cell>
          <table:table-cell table:formula="of:=POWER([.B19]; 2)" office:value-type="float" office:value="40.9404247393704" calcext:value-type="float">
            <text:p>40.9404247393704</text:p>
          </table:table-cell>
          <table:table-cell table:number-columns-repeated="4"/>
        </table:table-row>
        <table:table-row table:style-name="ro1">
          <table:table-cell office:value-type="float" office:value="45.971983" calcext:value-type="float">
            <text:p>45.971983</text:p>
          </table:table-cell>
          <table:table-cell table:formula="of:=[.A20]-[.$D$2]" office:value-type="float" office:value="3.41756750000001" calcext:value-type="float">
            <text:p>3.41756750000001</text:p>
          </table:table-cell>
          <table:table-cell table:formula="of:=POWER([.B20]; 2)" office:value-type="float" office:value="11.6797676170563" calcext:value-type="float">
            <text:p>11.6797676170563</text:p>
          </table:table-cell>
          <table:table-cell table:number-columns-repeated="4"/>
        </table:table-row>
        <table:table-row table:style-name="ro1">
          <table:table-cell office:value-type="float" office:value="40.524864" calcext:value-type="float">
            <text:p>40.524864</text:p>
          </table:table-cell>
          <table:table-cell table:formula="of:=[.A21]-[.$D$2]" office:value-type="float" office:value="-2.02955149999999" calcext:value-type="float">
            <text:p>-2.02955149999999</text:p>
          </table:table-cell>
          <table:table-cell table:formula="of:=POWER([.B21]; 2)" office:value-type="float" office:value="4.11907929115221" calcext:value-type="float">
            <text:p>4.1190792911522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0T14:04:46.609903082</dc:date>
    <meta:editing-duration>PT9M48S</meta:editing-duration>
    <meta:editing-cycles>1</meta:editing-cycles>
    <meta:document-statistic meta:table-count="1" meta:cell-count="71" meta:object-count="0"/>
    <meta:generator>LibreOffice/6.4.7.2$Linux_X86_64 LibreOffice_project/40$Build-2</meta:generator>
  </office:meta>
</office:document-meta>
</file>